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gradient" draw:fill-color="#729fcf" draw:fill-gradient-name="Gradient_20_51" draw:opacity="100%" draw:textarea-horizontal-align="justify" draw:textarea-vertical-align="middle" draw:auto-grow-height="false" fo:min-height="2.719cm" fo:min-width="25.488cm" draw:shadow-color="#ff3333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1cm" fo:min-width="2.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3cm" fo:min-width="3.003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55cm" fo:min-width="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fill-color="#99ff33" draw:textarea-horizontal-align="justify" draw:textarea-vertical-align="middle" draw:auto-grow-height="false" fo:min-height="1.45cm" fo:min-width="6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2" style:family="graphic" style:parent-style-name="standard">
      <style:graphic-properties draw:fill-color="#ccff66" draw:textarea-horizontal-align="justify" draw:textarea-vertical-align="middle" draw:auto-grow-height="false" fo:min-height="1.45cm" fo:min-width="2.5cm"/>
    </style:style>
    <style:style style:name="gr13" style:family="graphic" style:parent-style-name="standard">
      <style:graphic-properties draw:fill-color="#ff00ff" draw:textarea-horizontal-align="justify" draw:textarea-vertical-align="middle" draw:auto-grow-height="false" fo:min-height="1.55cm" fo:min-width="7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1.55cm" fo:min-width="4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</style:style>
    <style:style style:name="gr18" style:family="graphic" style:parent-style-name="standard">
      <style:graphic-properties draw:fill-color="#193300" draw:textarea-horizontal-align="justify" draw:textarea-vertical-align="middle" draw:auto-grow-height="false" fo:min-height="1.55cm" fo:min-width="6.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1" style:family="graphic" style:parent-style-name="standard">
      <style:graphic-properties draw:fill-color="#808080" draw:textarea-horizontal-align="justify" draw:textarea-vertical-align="middle" draw:auto-grow-height="false" fo:min-height="1.55cm" fo:min-width="5.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24" style:family="graphic" style:parent-style-name="standard">
      <style:graphic-properties draw:fill-color="#0066ff" draw:textarea-horizontal-align="justify" draw:textarea-vertical-align="middle" draw:auto-grow-height="false" fo:min-height="1.55cm" fo:min-width="4.5cm"/>
    </style:style>
    <style:style style:name="gr25" style:family="graphic" style:parent-style-name="standard">
      <style:graphic-properties draw:fill-color="#9900ff" draw:textarea-horizontal-align="justify" draw:textarea-vertical-align="middle" draw:auto-grow-height="false" fo:min-height="1.65cm" fo:min-width="8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1.75cm" fo:min-width="7.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9" style:family="graphic" style:parent-style-name="standard">
      <style:graphic-properties draw:fill-color="#009598" draw:textarea-horizontal-align="justify" draw:textarea-vertical-align="middle" draw:auto-grow-height="false" fo:min-height="1.95cm" fo:min-width="7.8cm"/>
    </style:style>
    <style:style style:name="gr30" style:family="graphic" style:parent-style-name="standard">
      <style:graphic-properties draw:fill-color="#bce4e5" draw:textarea-horizontal-align="justify" draw:textarea-vertical-align="middle" draw:auto-grow-height="false" fo:min-height="1.75cm" fo:min-width="7.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2" style:family="graphic" style:parent-style-name="standard">
      <style:graphic-properties draw:fill-color="#72bf44" draw:textarea-horizontal-align="justify" draw:textarea-vertical-align="middle" draw:auto-grow-height="false" fo:min-height="1.65cm" fo:min-width="1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35" style:family="graphic" style:parent-style-name="standard">
      <style:graphic-properties draw:fill-color="#94070a" draw:textarea-horizontal-align="justify" draw:textarea-vertical-align="middle" draw:auto-grow-height="false" fo:min-height="1.45cm" fo:min-width="1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="none" draw:fill-color="#ffffff"/>
      <style:text-properties fo:font-size="25.899999618530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color="#729fcf" draw:fill-gradient-name="Gradient_20_51" draw:opacity="100%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ff33"/>
      <style:paragraph-properties fo:text-align="center"/>
    </style:style>
    <style:style style:name="P7" style:family="paragraph">
      <loext:graphic-properties draw:fill-color="#ccff66"/>
      <style:paragraph-properties fo:text-align="center"/>
    </style:style>
    <style:style style:name="P8" style:family="paragraph">
      <loext:graphic-properties draw:fill-color="#ff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193300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9900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009598"/>
      <style:paragraph-properties fo:text-align="center"/>
    </style:style>
    <style:style style:name="P16" style:family="paragraph">
      <loext:graphic-properties draw:fill-color="#bce4e5"/>
      <style:paragraph-properties fo:text-align="center"/>
    </style:style>
    <style:style style:name="P17" style:family="paragraph">
      <loext:graphic-properties draw:fill-color="#72bf44"/>
      <style:paragraph-properties fo:text-align="center"/>
    </style:style>
    <style:style style:name="P18" style:family="paragraph">
      <loext:graphic-properties draw:fill-color="#94070a"/>
      <style:paragraph-properties fo:text-align="center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25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427cm" svg:height="2.822cm" svg:x="11.073cm" svg:y="9.278cm">
          <draw:text-box>
            <text:p><text:span text:style-name="T1">Tranche d’âge</text:span></text:p>
          </draw:text-box>
        </draw:frame>
        <draw:line draw:style-name="gr2" draw:text-style-name="P2" draw:layer="layout" svg:x1="1.726cm" svg:y1="5.759cm" svg:x2="1.726cm" svg:y2="5.759cm">
          <text:p/>
        </draw:line>
        <draw:g>
          <draw:custom-shape draw:style-name="gr3" draw:text-style-name="P3" draw:layer="layout" svg:width="29.7cm" svg:height="5.937cm" svg:x="0cm" svg:y="2.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" draw:layer="layout" svg:width="2.992cm" svg:height="2.971cm" svg:x="6.4cm" svg:y="8.37cm">
            <draw:text-box>
              <text:p><text:span text:style-name="T1">5 ans</text:span></text:p>
            </draw:text-box>
          </draw:frame>
          <draw:frame draw:style-name="gr5" draw:text-style-name="P1" draw:layer="layout" svg:width="3.503cm" svg:height="2.183cm" svg:x="12.656cm" svg:y="8.415cm">
            <draw:text-box>
              <text:p><text:span text:style-name="T1">10 ans</text:span></text:p>
            </draw:text-box>
          </draw:frame>
          <draw:frame draw:style-name="gr5" draw:text-style-name="P1" draw:layer="layout" svg:width="3.503cm" svg:height="2.183cm" svg:x="26.216cm" svg:y="7.806cm">
            <draw:text-box>
              <text:p><text:span text:style-name="T1">20 ans</text:span></text:p>
            </draw:text-box>
          </draw:frame>
          <draw:line draw:style-name="gr2" draw:text-style-name="P2" draw:layer="layout" svg:x1="27.673cm" svg:y1="5.906cm" svg:x2="27.673cm" svg:y2="7.358cm">
            <text:p/>
          </draw:line>
          <draw:line draw:style-name="gr2" draw:text-style-name="P2" draw:layer="layout" svg:x1="14.406cm" svg:y1="6.474cm" svg:x2="14.406cm" svg:y2="7.926cm">
            <text:p/>
          </draw:line>
          <draw:line draw:style-name="gr2" draw:text-style-name="P2" draw:layer="layout" svg:x1="7.8cm" svg:y1="6.453cm" svg:x2="7.8cm" svg:y2="7.905cm">
            <text:p/>
          </draw:line>
        </draw:g>
        <draw:line draw:style-name="gr2" draw:text-style-name="P2" draw:layer="layout" svg:x1="1cm" svg:y1="11cm" svg:x2="28.7cm" svg:y2="11cm">
          <text:p/>
        </draw:line>
        <draw:custom-shape draw:style-name="gr6" draw:text-style-name="P4" draw:layer="layout" svg:width="1.5cm" svg:height="1.8cm" svg:x="13.9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613cm" svg:height="0.962cm" svg:x="2.1cm" svg:y="11.338cm">
          <draw:text-box>
            <text:p>9 ans – 11 ans</text:p>
          </draw:text-box>
        </draw:frame>
        <draw:frame draw:style-name="gr8" draw:text-style-name="P5" draw:layer="layout" svg:width="4.37cm" svg:height="0.962cm" svg:x="16.1cm" svg:y="11.4cm">
          <draw:text-box>
            <text:p>Codey Rocky</text:p>
          </draw:text-box>
        </draw:frame>
        <draw:line draw:style-name="gr2" draw:text-style-name="P2" draw:layer="layout" svg:x1="1cm" svg:y1="12.8cm" svg:x2="28.7cm" svg:y2="12.8cm">
          <text:p/>
        </draw:line>
        <draw:custom-shape draw:style-name="gr9" draw:text-style-name="P6" draw:layer="layout" svg:width="7.1cm" svg:height="1.7cm" svg:x="7.6cm" svg:y="12.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8cm" svg:height="1.673cm" svg:x="20.1cm" svg:y="12.9cm">
          <draw:text-box>
            <text:p>3 ans ou 5 ans – 10 ans</text:p>
          </draw:text-box>
        </draw:frame>
        <draw:frame draw:style-name="gr11" draw:text-style-name="P5" draw:layer="layout" svg:width="2.72cm" svg:height="0.962cm" svg:x="16.18cm" svg:y="13.3cm">
          <draw:text-box>
            <text:p>Cubetto</text:p>
          </draw:text-box>
        </draw:frame>
        <draw:custom-shape draw:style-name="gr12" draw:text-style-name="P7" draw:layer="layout" svg:width="3cm" svg:height="1.7cm" svg:x="4.6cm" svg:y="12.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4.5cm" svg:x2="28.7cm" svg:y2="14.5cm">
          <text:p/>
        </draw:line>
        <draw:custom-shape draw:style-name="gr13" draw:text-style-name="P8" draw:layer="layout" svg:width="7.8cm" svg:height="1.8cm" svg:x="7.6cm" svg:y="14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613cm" svg:height="0.962cm" svg:x="1.9cm" svg:y="14.9cm">
          <draw:text-box>
            <text:p>5ans – 11 ans </text:p>
          </draw:text-box>
        </draw:frame>
        <draw:frame draw:style-name="gr14" draw:text-style-name="P5" draw:layer="layout" svg:width="2.576cm" svg:height="1.362cm" svg:x="16.2cm" svg:y="15cm">
          <draw:text-box>
            <text:p>Edision</text:p>
          </draw:text-box>
        </draw:frame>
        <draw:line draw:style-name="gr2" draw:text-style-name="P2" draw:layer="layout" svg:x1="1cm" svg:y1="16.3cm" svg:x2="28.7cm" svg:y2="16.3cm">
          <text:p/>
        </draw:line>
        <draw:custom-shape draw:style-name="gr15" draw:text-style-name="P9" draw:layer="layout" svg:width="5cm" svg:height="1.8cm" svg:x="15.7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8.1cm" svg:x2="28.7cm" svg:y2="18.1cm">
          <text:p/>
        </draw:line>
        <draw:frame draw:style-name="gr16" draw:text-style-name="P5" draw:layer="layout" svg:width="2.403cm" svg:height="1.1cm" svg:x="21.497cm" svg:y="16.7cm">
          <draw:text-box>
            <text:p>MRPi1</text:p>
          </draw:text-box>
        </draw:frame>
        <draw:frame draw:style-name="gr17" draw:text-style-name="P5" draw:layer="layout" svg:width="5.506cm" svg:height="0.962cm" svg:x="2cm" svg:y="16.7cm">
          <draw:text-box>
            <text:p>À partir de 15 ans</text:p>
          </draw:text-box>
        </draw:frame>
        <draw:custom-shape draw:style-name="gr18" draw:text-style-name="P10" draw:layer="layout" svg:width="6.9cm" svg:height="1.8cm" svg:x="7.8cm" svg:y="18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9.9cm" svg:x2="28.7cm" svg:y2="19.9cm">
          <text:p/>
        </draw:line>
        <draw:frame draw:style-name="gr19" draw:text-style-name="P5" draw:layer="layout" svg:width="5.154cm" svg:height="0.962cm" svg:x="1.7cm" svg:y="18.5cm">
          <draw:text-box>
            <text:p>À partir de 5 ans</text:p>
          </draw:text-box>
        </draw:frame>
        <draw:frame draw:style-name="gr20" draw:text-style-name="P5" draw:layer="layout" svg:width="2.263cm" svg:height="0.962cm" svg:x="16.337cm" svg:y="18.538cm">
          <draw:text-box>
            <text:p>Botley</text:p>
          </draw:text-box>
        </draw:frame>
        <draw:custom-shape draw:style-name="gr21" draw:text-style-name="P11" draw:layer="layout" svg:width="6.4cm" svg:height="1.8cm" svg:x="8.9cm" svg:y="19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1.7cm" svg:x2="28.7cm" svg:y2="21.7cm">
          <text:p/>
        </draw:line>
        <draw:frame draw:style-name="gr22" draw:text-style-name="P5" draw:layer="layout" svg:width="5.121cm" svg:height="0.962cm" svg:x="1.679cm" svg:y="20.3cm">
          <draw:text-box>
            <text:p>A partir de 6 ans</text:p>
          </draw:text-box>
        </draw:frame>
        <draw:frame draw:style-name="gr23" draw:text-style-name="P5" draw:layer="layout" svg:width="2.547cm" svg:height="0.962cm" svg:x="16.3cm" svg:y="20.2cm">
          <draw:text-box>
            <text:p>Ozobot</text:p>
          </draw:text-box>
        </draw:frame>
        <draw:custom-shape draw:style-name="gr24" draw:text-style-name="P12" draw:layer="layout" svg:width="5cm" svg:height="1.8cm" svg:x="13.3cm" svg:y="2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3.5cm" svg:x2="28.7cm" svg:y2="23.5cm">
          <text:p/>
        </draw:line>
        <draw:custom-shape draw:style-name="gr25" draw:text-style-name="P13" draw:layer="layout" svg:width="8.6cm" svg:height="1.9cm" svg:x="9cm" svg:y="23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5.4cm" svg:x2="28.7cm" svg:y2="25.4cm">
          <text:p/>
        </draw:line>
        <draw:frame draw:style-name="gr19" draw:text-style-name="P5" draw:layer="layout" svg:width="5.154cm" svg:height="0.962cm" svg:x="1.6cm" svg:y="23.838cm">
          <draw:text-box>
            <text:p>À partir de 6 ans</text:p>
          </draw:text-box>
        </draw:frame>
        <draw:frame draw:style-name="gr8" draw:text-style-name="P5" draw:layer="layout" svg:width="2.581cm" svg:height="0.962cm" svg:x="18.019cm" svg:y="23.9cm">
          <draw:text-box>
            <text:p>Thymoi</text:p>
          </draw:text-box>
        </draw:frame>
        <draw:frame draw:style-name="gr26" draw:text-style-name="P5" draw:layer="layout" svg:width="4.376cm" svg:height="0.962cm" svg:x="21.7cm" svg:y="22.138cm">
          <draw:text-box>
            <text:p>Dash and Dot</text:p>
          </draw:text-box>
        </draw:frame>
        <draw:frame draw:style-name="gr19" draw:text-style-name="P5" draw:layer="layout" svg:width="5.154cm" svg:height="0.962cm" svg:x="1.6cm" svg:y="21.9cm">
          <draw:text-box>
            <text:p>À partir de 8 ans</text:p>
          </draw:text-box>
        </draw:frame>
        <draw:custom-shape draw:style-name="gr27" draw:text-style-name="P14" draw:layer="layout" svg:width="8.1cm" svg:height="2cm" svg:x="6.7cm" svg:y="25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7.6cm" svg:x2="28.7cm" svg:y2="27.6cm">
          <text:p/>
        </draw:line>
        <draw:frame draw:style-name="gr28" draw:text-style-name="P5" draw:layer="layout" svg:width="2.509cm" svg:height="0.962cm" svg:x="16.391cm" svg:y="26.038cm">
          <draw:text-box>
            <text:p>Beebot</text:p>
          </draw:text-box>
        </draw:frame>
        <draw:custom-shape draw:style-name="gr29" draw:text-style-name="P15" draw:layer="layout" svg:width="8.3cm" svg:height="2.2cm" svg:x="9.1cm" svg:y="27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9.862cm" svg:x2="28.7cm" svg:y2="29.962cm">
          <text:p/>
        </draw:line>
        <draw:frame draw:style-name="gr19" draw:text-style-name="P5" draw:layer="layout" svg:width="5.154cm" svg:height="0.962cm" svg:x="1.346cm" svg:y="26cm">
          <draw:text-box>
            <text:p>À partir de 4 ans</text:p>
          </draw:text-box>
        </draw:frame>
        <draw:frame draw:style-name="gr19" draw:text-style-name="P5" draw:layer="layout" svg:width="5.154cm" svg:height="0.962cm" svg:x="1.246cm" svg:y="28.438cm">
          <draw:text-box>
            <text:p>À partir de 6 ans</text:p>
          </draw:text-box>
        </draw:frame>
        <draw:custom-shape draw:style-name="gr30" draw:text-style-name="P16" draw:layer="layout" svg:width="7.9cm" svg:height="2cm" svg:x="16.7cm" svg:y="29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31.9cm" svg:x2="28.7cm" svg:y2="32cm">
          <text:p/>
        </draw:line>
        <draw:frame draw:style-name="gr17" draw:text-style-name="P5" draw:layer="layout" svg:width="5.506cm" svg:height="0.962cm" svg:x="1.394cm" svg:y="30.6cm">
          <draw:text-box>
            <text:p>À partir de 12 ans</text:p>
          </draw:text-box>
        </draw:frame>
        <draw:frame draw:style-name="gr31" draw:text-style-name="P5" draw:layer="layout" svg:width="2.509cm" svg:height="1cm" svg:x="25.2cm" svg:y="30.5cm">
          <draw:text-box>
            <text:p>Cozmo</text:p>
          </draw:text-box>
        </draw:frame>
        <draw:custom-shape draw:style-name="gr32" draw:text-style-name="P17" draw:layer="layout" svg:width="10.5cm" svg:height="1.9cm" svg:x="16.1cm" svg:y="32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5.95cm" svg:height="0.962cm" svg:x="1.5cm" svg:y="32.5cm">
          <draw:text-box>
            <text:p>De 11 ans – 18 ans</text:p>
          </draw:text-box>
        </draw:frame>
        <draw:line draw:style-name="gr2" draw:text-style-name="P2" draw:layer="layout" svg:x1="1cm" svg:y1="34cm" svg:x2="28.7cm" svg:y2="34cm">
          <text:p/>
        </draw:line>
        <draw:frame draw:style-name="gr34" draw:text-style-name="P5" draw:layer="layout" svg:width="2.542cm" svg:height="1.262cm" svg:x="9.9cm" svg:y="32.338cm">
          <draw:text-box>
            <text:p>Sphero</text:p>
          </draw:text-box>
        </draw:frame>
        <draw:custom-shape draw:style-name="gr35" draw:text-style-name="P18" draw:layer="layout" svg:width="10.5cm" svg:height="1.7cm" svg:x="16.1cm" svg:y="34.1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5.95cm" svg:height="0.962cm" svg:x="1.5cm" svg:y="32.501cm">
          <draw:text-box>
            <text:p>De 11 ans – 18 ans</text:p>
          </draw:text-box>
        </draw:frame>
        <draw:line draw:style-name="gr2" draw:text-style-name="P2" draw:layer="layout" svg:x1="1cm" svg:y1="35.801cm" svg:x2="28.7cm" svg:y2="35.801cm">
          <text:p/>
        </draw:line>
        <draw:frame draw:style-name="gr33" draw:text-style-name="P19" draw:layer="layout" svg:width="5.95cm" svg:height="0.962cm" svg:x="1.5cm" svg:y="32.501cm">
          <draw:text-box>
            <text:p>De 11 ans – 18 ans</text:p>
          </draw:text-box>
        </draw:frame>
        <draw:line draw:style-name="gr2" draw:text-style-name="P2" draw:layer="layout" svg:x1="1cm" svg:y1="35.801cm" svg:x2="28.7cm" svg:y2="35.801cm">
          <text:p/>
        </draw:line>
        <draw:frame draw:style-name="gr33" draw:text-style-name="P5" draw:layer="layout" svg:width="5.95cm" svg:height="0.962cm" svg:x="1.45cm" svg:y="34.438cm">
          <draw:text-box>
            <text:p>De 11 ans – 18 ans</text:p>
          </draw:text-box>
        </draw:frame>
        <draw:frame draw:style-name="gr36" draw:text-style-name="P5" draw:layer="layout" svg:width="3cm" svg:height="1.062cm" svg:x="9.8cm" svg:y="34.438cm">
          <draw:text-box>
            <text:p>Scribb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1" draw:display-name="Gradient 51" draw:style="linear" draw:start-color="#ffd320" draw:end-color="#cc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45:18.168000000</meta:creation-date>
    <meta:editing-duration>PT1M11S</meta:editing-duration>
    <meta:editing-cycles>3</meta:editing-cycles>
    <meta:generator>LibreOffice/5.2.6.2$Windows_x86 LibreOffice_project/a3100ed2409ebf1c212f5048fbe377c281438fdc</meta:generator>
    <dc:date>2019-05-27T08:46:27.678000000</dc:date>
    <meta:document-statistic meta:object-count="66"/>
  </office:meta>
</office:document-meta>
</file>